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Customers" style:family="table">
      <style:table-properties style:width="16.96cm" fo:margin-left="0.064cm" table:align="left"/>
    </style:style>
    <style:style style:name="Customers.A" style:family="table-column">
      <style:table-column-properties style:column-width="4.207cm"/>
    </style:style>
    <style:style style:name="Customers.B" style:family="table-column">
      <style:table-column-properties style:column-width="4.233cm"/>
    </style:style>
    <style:style style:name="Customers.C" style:family="table-column">
      <style:table-column-properties style:column-width="4.26cm"/>
    </style:style>
    <style:style style:name="Customers.A1" style:family="table-cell">
      <style:table-cell-properties fo:padding="0cm" fo:border="none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rsid="00070ffa" officeooo:paragraph-rsid="00070ffa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officeooo:paragraph-rsid="00070ffa"/>
    </style:style>
    <style:style style:name="P8" style:family="paragraph" style:parent-style-name="Text_20_body" style:list-style-name="L3"/>
    <style:style style:name="P9" style:family="paragraph" style:parent-style-name="Heading_20_1">
      <style:paragraph-properties fo:break-before="page"/>
      <style:text-properties officeooo:rsid="0008be76" officeooo:paragraph-rsid="0008be76"/>
    </style:style>
    <style:style style:name="P10" style:family="paragraph" style:parent-style-name="Heading_20_2">
      <style:text-properties officeooo:paragraph-rsid="0008be76"/>
    </style:style>
    <style:style style:name="P11" style:family="paragraph" style:parent-style-name="Heading_20_3">
      <style:text-properties officeooo:rsid="0008be76" officeooo:paragraph-rsid="000a8905"/>
    </style:style>
    <style:style style:name="P12" style:family="paragraph" style:parent-style-name="Table_20_Contents">
      <style:text-properties officeooo:rsid="000c64b9" officeooo:paragraph-rsid="000c64b9"/>
    </style:style>
    <style:style style:name="P13" style:family="paragraph" style:parent-style-name="Table_20_Contents">
      <style:text-properties officeooo:rsid="000d9da1" officeooo:paragraph-rsid="000d9da1"/>
    </style:style>
    <style:style style:name="P14" style:family="paragraph" style:parent-style-name="Table_20_Contents">
      <style:text-properties officeooo:rsid="000cbf57" officeooo:paragraph-rsid="000cbf57"/>
    </style:style>
    <style:style style:name="P15" style:family="paragraph" style:parent-style-name="Table_20_Contents">
      <style:text-properties officeooo:rsid="000cbf57" officeooo:paragraph-rsid="000d9da1"/>
    </style:style>
    <style:style style:name="P16" style:family="paragraph" style:parent-style-name="Table_20_Contents">
      <style:text-properties officeooo:rsid="000cbf57" officeooo:paragraph-rsid="000dda46"/>
    </style:style>
    <style:style style:name="P17" style:family="paragraph" style:parent-style-name="Heading_20_3">
      <style:text-properties officeooo:rsid="0008be76" officeooo:paragraph-rsid="000c64b9"/>
    </style:style>
    <style:style style:name="P18" style:family="paragraph" style:parent-style-name="Table_20_Contents">
      <style:text-properties officeooo:rsid="0011023b" officeooo:paragraph-rsid="0011023b"/>
    </style:style>
    <style:style style:name="P19" style:family="paragraph" style:parent-style-name="Table_20_Contents">
      <style:text-properties officeooo:paragraph-rsid="000c64b9"/>
    </style:style>
    <style:style style:name="P20" style:family="paragraph" style:parent-style-name="Heading_20_1">
      <style:text-properties officeooo:paragraph-rsid="00070ffa"/>
    </style:style>
    <style:style style:name="P21" style:family="paragraph" style:parent-style-name="Heading_20_2">
      <style:text-properties officeooo:rsid="00070ffa" officeooo:paragraph-rsid="00070ffa"/>
    </style:style>
    <style:style style:name="P22" style:family="paragraph" style:parent-style-name="Heading_20_2">
      <style:text-properties officeooo:paragraph-rsid="00070ffa"/>
    </style:style>
    <style:style style:name="T1" style:family="text">
      <style:text-properties officeooo:rsid="00070ffa"/>
    </style:style>
    <style:style style:name="T2" style:family="text">
      <style:text-properties officeooo:rsid="0008be76"/>
    </style:style>
    <style:style style:name="T3" style:family="text">
      <style:text-properties officeooo:rsid="000a8905"/>
    </style:style>
    <style:style style:name="T4" style:family="text">
      <style:text-properties officeooo:rsid="000cbf57"/>
    </style:style>
    <style:style style:name="T5" style:family="text">
      <style:text-properties officeooo:rsid="000d9da1"/>
    </style:style>
    <style:style style:name="T6" style:family="text">
      <style:text-properties officeooo:rsid="000dda46"/>
    </style:style>
    <style:style style:name="T7" style:family="text">
      <style:text-properties officeooo:rsid="000ee6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712_346391201" text:style-name="Index_20_Link" text:visited-style-name="Index_20_Link">The Business Context<text:tab/>2</text:a></text:p>
          <text:p text:style-name="P1"><text:a xlink:type="simple" xlink:href="#__RefHeading___Toc2062_346391201" text:style-name="Index_20_Link" text:visited-style-name="Index_20_Link">Empathy Maps<text:tab/>3</text:a></text:p>
          <text:p text:style-name="P2"><text:a xlink:type="simple" xlink:href="#__RefHeading___Toc2064_346391201" text:style-name="Index_20_Link" text:visited-style-name="Index_20_Link">Customers<text:tab/>3</text:a></text:p>
          <text:p text:style-name="P3"><text:a xlink:type="simple" xlink:href="#__RefHeading___Toc2066_346391201%20Copy%203" text:style-name="Index_20_Link" text:visited-style-name="Index_20_Link">Thinks<text:tab/>3</text:a></text:p>
          <text:p text:style-name="P3"><text:a xlink:type="simple" xlink:href="#__RefHeading___Toc2068_346391201%20Copy%203" text:style-name="Index_20_Link" text:visited-style-name="Index_20_Link">Says<text:tab/>3</text:a></text:p>
          <text:p text:style-name="P3"><text:a xlink:type="simple" xlink:href="#__RefHeading___Toc2070_346391201%20Copy%203" text:style-name="Index_20_Link" text:visited-style-name="Index_20_Link">Does<text:tab/>3</text:a></text:p>
          <text:p text:style-name="P3"><text:a xlink:type="simple" xlink:href="#__RefHeading___Toc2072_346391201%20Copy%203" text:style-name="Index_20_Link" text:visited-style-name="Index_20_Link">Feels<text:tab/>3</text:a></text:p>
          <text:p text:style-name="P2"><text:a xlink:type="simple" xlink:href="#__RefHeading___Toc2074_346391201" text:style-name="Index_20_Link" text:visited-style-name="Index_20_Link">Employees<text:tab/>4</text:a></text:p>
          <text:p text:style-name="P3"><text:a xlink:type="simple" xlink:href="#__RefHeading___Toc2066_346391201%20Copy%203%20Copy%201" text:style-name="Index_20_Link" text:visited-style-name="Index_20_Link">Thinks<text:tab/>4</text:a></text:p>
          <text:p text:style-name="P3"><text:a xlink:type="simple" xlink:href="#__RefHeading___Toc2068_346391201%20Copy%203%20Copy%201" text:style-name="Index_20_Link" text:visited-style-name="Index_20_Link">Says<text:tab/>4</text:a></text:p>
          <text:p text:style-name="P3"><text:a xlink:type="simple" xlink:href="#__RefHeading___Toc2070_346391201%20Copy%203%20Copy%201" text:style-name="Index_20_Link" text:visited-style-name="Index_20_Link">Does<text:tab/>4</text:a></text:p>
          <text:p text:style-name="P3"><text:a xlink:type="simple" xlink:href="#__RefHeading___Toc2072_346391201%20Copy%203%20Copy%201" text:style-name="Index_20_Link" text:visited-style-name="Index_20_Link">Feels<text:tab/>4</text:a></text:p>
          <text:p text:style-name="P2"><text:a xlink:type="simple" xlink:href="#__RefHeading___Toc2084_346391201" text:style-name="Index_20_Link" text:visited-style-name="Index_20_Link">Owners<text:tab/>4</text:a></text:p>
          <text:p text:style-name="P3"><text:a xlink:type="simple" xlink:href="#__RefHeading___Toc2066_346391201%20Copy%203%20Copy%202" text:style-name="Index_20_Link" text:visited-style-name="Index_20_Link">Thinks<text:tab/>4</text:a></text:p>
          <text:p text:style-name="P3"><text:a xlink:type="simple" xlink:href="#__RefHeading___Toc2068_346391201%20Copy%203%20Copy%202" text:style-name="Index_20_Link" text:visited-style-name="Index_20_Link">Says<text:tab/>4</text:a></text:p>
          <text:p text:style-name="P3"><text:a xlink:type="simple" xlink:href="#__RefHeading___Toc2070_346391201%20Copy%203%20Copy%202" text:style-name="Index_20_Link" text:visited-style-name="Index_20_Link">Does<text:tab/>4</text:a></text:p>
          <text:p text:style-name="P3"><text:a xlink:type="simple" xlink:href="#__RefHeading___Toc2072_346391201%20Copy%203%20Copy%202" text:style-name="Index_20_Link" text:visited-style-name="Index_20_Link">Feels<text:tab/>4</text:a></text:p>
          <text:p text:style-name="P1"><text:a xlink:type="simple" xlink:href="#__RefHeading___Toc1714_346391201" text:style-name="Index_20_Link" text:visited-style-name="Index_20_Link">Functional and Non-functional Requirements<text:tab/>6</text:a></text:p>
          <text:p text:style-name="P2"><text:a xlink:type="simple" xlink:href="#__RefHeading___Toc1716_346391201" text:style-name="Index_20_Link" text:visited-style-name="Index_20_Link">Functional Requirements<text:tab/>6</text:a></text:p>
          <text:p text:style-name="P2"><text:a xlink:type="simple" xlink:href="#__RefHeading___Toc1718_346391201" text:style-name="Index_20_Link" text:visited-style-name="Index_20_Link">Non-functional Requirements<text:tab/>6</text:a></text:p>
        </text:index-body>
      </text:table-of-content>
      <text:p text:style-name="Standard"/>
      <text:h text:style-name="P4" text:outline-level="1"><text:bookmark-start text:name="__RefHeading___Toc1712_346391201"/>The Business Context<text:bookmark-end text:name="__RefHeading___Toc1712_346391201"/></text:h>
      <text:p text:style-name="Text_20_body">The software development company you work for has secured a new contract to develop a digital solution for GibJohn Tutoring.</text:p>
      <text:p text:style-name="Text_20_body">GibJohn Tutoring currently provides customers with:</text:p>
      <text:list text:style-name="L1">
        <text:list-item>
          <text:p text:style-name="P5"><text:span text:style-name="T1">Fa</text:span>ce-to-face tutoring sessions</text:p>
        </text:list-item>
        <text:list-item>
          <text:p text:style-name="P5"><text:span text:style-name="T1">A</text:span>ccess to learning resources</text:p>
        </text:list-item>
        <text:list-item>
          <text:p text:style-name="P5"><text:span text:style-name="T1">S</text:span>upport to develop understanding in different subjects</text:p>
        </text:list-item>
      </text:list>
      <text:p text:style-name="Text_20_body">The client (owners of GibJohn Tutoring) would like to develop a digital solution that will:</text:p>
      <text:list text:style-name="L2">
        <text:list-item>
          <text:p text:style-name="P6"><text:span text:style-name="T1">P</text:span>rovide interactive teaching and learning resources in a range of subjects</text:p>
        </text:list-item>
        <text:list-item>
          <text:p text:style-name="P6"><text:span text:style-name="T1">P</text:span>rovide access to digital content to encourage wider learning</text:p>
        </text:list-item>
        <text:list-item>
          <text:p text:style-name="P6"><text:span text:style-name="T1">S</text:span>upport assessment and monitoring of learner progress</text:p>
        </text:list-item>
      </text:list>
      <text:p text:style-name="Text_20_body">The client has carried out some market research with existing customers and tutors to identify features that could be included in the digital solution. The potential features</text:p>
      <text:p text:style-name="Text_20_body">suggested by the client are:</text:p>
      <text:list text:style-name="L3">
        <text:list-item>
          <text:p text:style-name="P7"><text:span text:style-name="T1">C</text:span>ollaborative teaching and learning tools</text:p>
        </text:list-item>
        <text:list-item>
          <text:p text:style-name="P7"><text:span text:style-name="T1">A</text:span>ccessibility features to support a wide range of users</text:p>
        </text:list-item>
        <text:list-item>
          <text:p text:style-name="P8"><text:span text:style-name="T1">A</text:span> learning reward system</text:p>
        </text:list-item>
        <text:list-item>
          <text:p text:style-name="P8"><text:span text:style-name="T1">G</text:span>amified learning</text:p>
        </text:list-item>
      </text:list>
      <text:h text:style-name="P9" text:outline-level="1"><text:bookmark-start text:name="__RefHeading___Toc2062_346391201"/>Empathy Maps<text:bookmark-end text:name="__RefHeading___Toc2062_346391201"/></text:h>
      <text:h text:style-name="P10" text:outline-level="2"><text:bookmark-start text:name="__RefHeading___Toc2064_346391201"/><text:span text:style-name="T2">Customers</text:span><text:bookmark-end text:name="__RefHeading___Toc2064_346391201"/></text:h>
      <table:table table:name="Customers" table:style-name="Customers">
        <table:table-column table:style-name="Customers.A"/>
        <table:table-column table:style-name="Customers.B"/>
        <table:table-column table:style-name="Customers.C" table:number-columns-repeated="2"/>
        <table:table-row>
          <table:table-cell table:style-name="Customers.A1" office:value-type="string">
            <text:h text:style-name="P11" text:outline-level="3"><text:bookmark-start text:name="__RefHeading___Toc2066_346391201 Copy 3"/>Think<text:span text:style-name="T3">s</text:span><text:bookmark-end text:name="__RefHeading___Toc2066_346391201 Copy 3"/></text:h>
          </table:table-cell>
          <table:table-cell table:style-name="Customers.A1" office:value-type="string">
            <text:h text:style-name="P11" text:outline-level="3"><text:bookmark-start text:name="__RefHeading___Toc2068_346391201 Copy 3"/>Says<text:bookmark-end text:name="__RefHeading___Toc2068_346391201 Copy 3"/></text:h>
          </table:table-cell>
          <table:table-cell table:style-name="Customers.A1" office:value-type="string">
            <text:h text:style-name="P11" text:outline-level="3"><text:bookmark-start text:name="__RefHeading___Toc2070_346391201 Copy 3"/>Does<text:bookmark-end text:name="__RefHeading___Toc2070_346391201 Copy 3"/></text:h>
          </table:table-cell>
          <table:table-cell table:style-name="Customers.A1" office:value-type="string">
            <text:h text:style-name="P11" text:outline-level="3"><text:bookmark-start text:name="__RefHeading___Toc2072_346391201 Copy 3"/>Feels<text:bookmark-end text:name="__RefHeading___Toc2072_346391201 Copy 3"/></text:h>
          </table:table-cell>
        </table:table-row>
        <table:table-row>
          <table:table-cell table:style-name="Customers.A1" office:value-type="string">
            <text:p text:style-name="P12">I hope this website is trustworthy</text:p>
          </table:table-cell>
          <table:table-cell table:style-name="Customers.A1" office:value-type="string">
            <text:p text:style-name="P12">How do I know this website is trustworthy?</text:p>
          </table:table-cell>
          <table:table-cell table:style-name="Customers.A1" office:value-type="string">
            <text:p text:style-name="P13">Open GibJohn Tutoring website &gt; scroll to the bottom of the homepage &gt; click on the reviews section &gt; see reviews from other parents, students, and teachers</text:p>
          </table:table-cell>
          <table:table-cell table:style-name="Customers.A1" office:value-type="string">
            <text:p text:style-name="P12">Curious, unsure, worried, <text:span text:style-name="T4">hopeful</text:span></text:p>
          </table:table-cell>
        </table:table-row>
        <table:table-row>
          <table:table-cell table:style-name="Customers.A1" office:value-type="string">
            <text:p text:style-name="P14">I wonder what information this website stores</text:p>
          </table:table-cell>
          <table:table-cell table:style-name="Customers.A1" office:value-type="string">
            <text:p text:style-name="P14">What information does this website take from me?</text:p>
          </table:table-cell>
          <table:table-cell table:style-name="Customers.A1" office:value-type="string">
            <text:p text:style-name="P14">Scroll down to page footer <text:span text:style-name="T5">on any page</text:span>&gt; click on <text:span text:style-name="T5">the </text:span>“privacy policy” <text:span text:style-name="T5">link </text:span>&gt; read <text:span text:style-name="T5">the</text:span> privacy policy</text:p>
          </table:table-cell>
          <table:table-cell table:style-name="Customers.A1" office:value-type="string">
            <text:p text:style-name="P14">Curious, worried, unsure, satisfied</text:p>
          </table:table-cell>
        </table:table-row>
        <table:table-row>
          <table:table-cell table:style-name="Customers.A1" office:value-type="string">
            <text:p text:style-name="P12">I want to register so I can track my learning</text:p>
          </table:table-cell>
          <table:table-cell table:style-name="Customers.A1" office:value-type="string">
            <text:p text:style-name="P12">How do I create an account?</text:p>
          </table:table-cell>
          <table:table-cell table:style-name="Customers.A1" office:value-type="string">
            <text:p text:style-name="P14">Go to login/register page (button on navigation bar) &gt; enter email, password, and confirm password &gt; click “register account” &gt; user is automatically logged in upon account creation</text:p>
          </table:table-cell>
          <table:table-cell table:style-name="Customers.A1" office:value-type="string">
            <text:p text:style-name="P12">Curious, motivated, <text:span text:style-name="T4">satisfied, happy, hopeful</text:span></text:p>
          </table:table-cell>
        </table:table-row>
        <table:table-row>
          <table:table-cell table:style-name="Customers.A1" office:value-type="string">
            <text:p text:style-name="P14">I want to delete my account</text:p>
          </table:table-cell>
          <table:table-cell table:style-name="Customers.A1" office:value-type="string">
            <text:p text:style-name="P14">How do I delete my account?</text:p>
          </table:table-cell>
          <table:table-cell table:style-name="Customers.A1" office:value-type="string">
            <text:p text:style-name="P14">Go to account dashboard (button on navigation bar, available when logged in) &gt; click on “delete account” &gt; click on “confirm deletion” </text:p>
          </table:table-cell>
          <table:table-cell table:style-name="Customers.A1" office:value-type="string">
            <text:p text:style-name="P14">Curious, unsure, satisfied</text:p>
          </table:table-cell>
        </table:table-row>
        <table:table-row>
          <table:table-cell table:style-name="Customers.A1" office:value-type="string">
            <text:p text:style-name="P14">I forgot my password</text:p>
          </table:table-cell>
          <table:table-cell table:style-name="Customers.A1" office:value-type="string">
            <text:p text:style-name="P14">How do I reset my password?</text:p>
          </table:table-cell>
          <table:table-cell table:style-name="Customers.A1" office:value-type="string">
            <text:p text:style-name="P14">Go to login page &gt; enter email &gt; click “forgot password” &gt; receive password-reset link via email &gt; open password-reset link &gt; enter new password and confirm password</text:p>
          </table:table-cell>
          <table:table-cell table:style-name="Customers.A1" office:value-type="string">
            <text:p text:style-name="P14">Annoyed, impatient, anxious, satisfied, <text:span text:style-name="T5">relieved</text:span></text:p>
          </table:table-cell>
        </table:table-row>
        <table:table-row>
          <table:table-cell table:style-name="Customers.A1" office:value-type="string">
            <text:p text:style-name="P12">This page is taking forever to load</text:p>
          </table:table-cell>
          <table:table-cell table:style-name="Customers.A1" office:value-type="string">
            <text:p text:style-name="P12">Why is this page not loading?</text:p>
          </table:table-cell>
          <table:table-cell table:style-name="Customers.A1" office:value-type="string">
            <text:p text:style-name="P14">N/A</text:p>
          </table:table-cell>
          <table:table-cell table:style-name="Customers.A1" office:value-type="string">
            <text:p text:style-name="P12">Impatient, annoyed, confused, frustrated</text:p>
          </table:table-cell>
        </table:table-row>
        <table:table-row>
          <table:table-cell table:style-name="Customers.A1" office:value-type="string">
            <text:p text:style-name="P12">I want to log into my account?</text:p>
          </table:table-cell>
          <table:table-cell table:style-name="Customers.A1" office:value-type="string">
            <text:p text:style-name="P12">How do I log into my account?</text:p>
          </table:table-cell>
          <table:table-cell table:style-name="Customers.A1" office:value-type="string">
            <text:p text:style-name="P14">Go to login page (button on navigation bar and footer) &gt; input account details &gt; press “login”</text:p>
          </table:table-cell>
          <table:table-cell table:style-name="Customers.A1" office:value-type="string">
            <text:p text:style-name="P12">Confused, <text:span text:style-name="T4">curious, unsure,</text:span> <text:span text:style-name="T4">satisfied, motivated</text:span></text:p>
          </table:table-cell>
        </table:table-row>
        <table:table-row>
          <table:table-cell table:style-name="Customers.A1" office:value-type="string">
            <text:p text:style-name="P12">I want to look at some <text:span text:style-name="T4">teaching</text:span> resources</text:p>
          </table:table-cell>
          <table:table-cell table:style-name="Customers.A1" office:value-type="string">
            <text:p text:style-name="P12">How do I find <text:span text:style-name="T4">teaching</text:span> resources?</text:p>
          </table:table-cell>
          <table:table-cell table:style-name="Customers.A1" office:value-type="string">
            <text:p text:style-name="P14">Click on “resources” button &gt; click on “teaching resources” &gt; view teaching resources</text:p>
          </table:table-cell>
          <table:table-cell table:style-name="Customers.A1" office:value-type="string">
            <text:p text:style-name="P14">Curious, satisfied, motivated, helpful</text:p>
          </table:table-cell>
        </table:table-row>
        <table:table-row>
          <table:table-cell table:style-name="Customers.A1" office:value-type="string">
            <text:p text:style-name="P12">I want to look at some <text:soft-page-break/>learning resources</text:p>
          </table:table-cell>
          <table:table-cell table:style-name="Customers.A1" office:value-type="string">
            <text:p text:style-name="P12">How do I find learning <text:soft-page-break/>resources?</text:p>
          </table:table-cell>
          <table:table-cell table:style-name="Customers.A1" office:value-type="string">
            <text:p text:style-name="P13">C<text:span text:style-name="T4">lick on “resources” </text:span><text:soft-page-break/><text:span text:style-name="T4">button &gt; click on “</text:span>learning<text:span text:style-name="T4"> resources” &gt; view teaching resources</text:span></text:p>
          </table:table-cell>
          <table:table-cell table:style-name="Customers.A1" office:value-type="string">
            <text:p text:style-name="P15">Curious, satisfied, <text:soft-page-break/>motivated, <text:span text:style-name="T5">hopeful</text:span></text:p>
          </table:table-cell>
        </table:table-row>
        <table:table-row>
          <table:table-cell table:style-name="Customers.A1" office:value-type="string">
            <text:p text:style-name="P12">I want to view my <text:span text:style-name="T4">learning rewards</text:span></text:p>
          </table:table-cell>
          <table:table-cell table:style-name="Customers.A1" office:value-type="string">
            <text:p text:style-name="P14">How do I view my learning rewards?</text:p>
          </table:table-cell>
          <table:table-cell table:style-name="Customers.A1" office:value-type="string">
            <text:p text:style-name="P16">Go to <text:span text:style-name="T6">the </text:span>account dashboard (button on navigation bar, available when logged in) &gt; <text:span text:style-name="T6">scroll down to “learning and rewards” &gt; view learning rewards</text:span></text:p>
          </table:table-cell>
          <table:table-cell table:style-name="Customers.A1" office:value-type="string">
            <text:p text:style-name="P14">Curious, motivated, <text:span text:style-name="T6">excited</text:span></text:p>
          </table:table-cell>
        </table:table-row>
        <table:table-row>
          <table:table-cell table:style-name="Customers.A1" office:value-type="string">
            <text:p text:style-name="P14">I hope the quality of the tutoring is good</text:p>
          </table:table-cell>
          <table:table-cell table:style-name="Customers.A1" office:value-type="string">
            <text:p text:style-name="P14">How do I know how good the tutoring is?</text:p>
          </table:table-cell>
          <table:table-cell table:style-name="Customers.A1" office:value-type="string">
            <text:p text:style-name="P13">Open GibJohn Tutoring website &gt; scroll to the bottom of the homepage &gt; click on the reviews section &gt; see reviews from other parents, students, and teachers</text:p>
          </table:table-cell>
          <table:table-cell table:style-name="Customers.A1" office:value-type="string">
            <text:p text:style-name="P14">Curious, unsure, hopeful, worried, <text:span text:style-name="T5">relieved</text:span></text:p>
          </table:table-cell>
        </table:table-row>
        <table:table-row>
          <table:table-cell table:style-name="Customers.A1" office:value-type="string">
            <text:p text:style-name="P14">I want to view the privacy policy</text:p>
          </table:table-cell>
          <table:table-cell table:style-name="Customers.A1" office:value-type="string">
            <text:p text:style-name="P14">Where do I find the privacy policy?</text:p>
          </table:table-cell>
          <table:table-cell table:style-name="Customers.A1" office:value-type="string">
            <text:p text:style-name="P15">Scroll down to page footer <text:span text:style-name="T5">on any page</text:span>&gt; click on <text:span text:style-name="T5">the </text:span>“privacy policy” <text:span text:style-name="T5">link </text:span>&gt; read <text:span text:style-name="T5">the </text:span>privacy policy</text:p>
          </table:table-cell>
          <table:table-cell table:style-name="Customers.A1" office:value-type="string">
            <text:p text:style-name="P14">Curious</text:p>
          </table:table-cell>
        </table:table-row>
        <table:table-row>
          <table:table-cell table:style-name="Customers.A1" office:value-type="string">
            <text:p text:style-name="P14">I want to view the cookies policy</text:p>
          </table:table-cell>
          <table:table-cell table:style-name="Customers.A1" office:value-type="string">
            <text:p text:style-name="P14">Where do I find the cookies policy?</text:p>
          </table:table-cell>
          <table:table-cell table:style-name="Customers.A1" office:value-type="string">
            <text:p text:style-name="P15">Scroll down to page footer <text:span text:style-name="T5">on any page</text:span>&gt; click on <text:span text:style-name="T5">the </text:span>“<text:span text:style-name="T5">cookies</text:span> policy” <text:span text:style-name="T5">link </text:span>&gt; read <text:span text:style-name="T5">the cookies</text:span> policy</text:p>
          </table:table-cell>
          <table:table-cell table:style-name="Customers.A1" office:value-type="string">
            <text:p text:style-name="P14">Curious</text:p>
          </table:table-cell>
        </table:table-row>
        <table:table-row>
          <table:table-cell table:style-name="Customers.A1" office:value-type="string">
            <text:p text:style-name="P14">I want to view the terms &amp; conditions</text:p>
          </table:table-cell>
          <table:table-cell table:style-name="Customers.A1" office:value-type="string">
            <text:p text:style-name="P14">Where do I find the terms &amp; conditions?</text:p>
          </table:table-cell>
          <table:table-cell table:style-name="Customers.A1" office:value-type="string">
            <text:p text:style-name="P15">Scroll down to page footer <text:span text:style-name="T5">on any page</text:span>&gt; click on <text:span text:style-name="T5">the </text:span>“<text:span text:style-name="T5">terms &amp; conditions</text:span>” <text:span text:style-name="T5">link </text:span>&gt; read <text:span text:style-name="T5">the terms &amp; conditions</text:span></text:p>
          </table:table-cell>
          <table:table-cell table:style-name="Customers.A1" office:value-type="string">
            <text:p text:style-name="P14">Curious</text:p>
          </table:table-cell>
        </table:table-row>
      </table:table>
      <text:h text:style-name="P10" text:outline-level="2" text:is-list-header="true"><text:bookmark-start text:name="__RefHeading___Toc2074_346391201"/><text:span text:style-name="T2">Employees</text:span><text:bookmark-end text:name="__RefHeading___Toc2074_346391201"/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h text:style-name="P17" text:outline-level="3"><text:bookmark-start text:name="__RefHeading___Toc2066_346391201 Copy 3 Copy 1"/>Think<text:span text:style-name="T3">s</text:span><text:bookmark-end text:name="__RefHeading___Toc2066_346391201 Copy 3 Copy 1"/></text:h>
          </table:table-cell>
          <table:table-cell table:style-name="Table1.A1" office:value-type="string">
            <text:h text:style-name="P17" text:outline-level="3"><text:bookmark-start text:name="__RefHeading___Toc2068_346391201 Copy 3 Copy 1"/>Says<text:bookmark-end text:name="__RefHeading___Toc2068_346391201 Copy 3 Copy 1"/></text:h>
          </table:table-cell>
          <table:table-cell table:style-name="Table1.A1" office:value-type="string">
            <text:h text:style-name="P17" text:outline-level="3"><text:bookmark-start text:name="__RefHeading___Toc2070_346391201 Copy 3 Copy 1"/>Does<text:bookmark-end text:name="__RefHeading___Toc2070_346391201 Copy 3 Copy 1"/></text:h>
          </table:table-cell>
          <table:table-cell table:style-name="Table1.A1" office:value-type="string">
            <text:h text:style-name="P17" text:outline-level="3"><text:bookmark-start text:name="__RefHeading___Toc2072_346391201 Copy 3 Copy 1"/>Feels<text:bookmark-end text:name="__RefHeading___Toc2072_346391201 Copy 3 Copy 1"/></text:h>
          </table:table-cell>
        </table:table-row>
        <table:table-row>
          <table:table-cell table:style-name="Table1.A1" office:value-type="string">
            <text:p text:style-name="P13">This page is taking forever to load</text:p>
          </table:table-cell>
          <table:table-cell table:style-name="Table1.A1" office:value-type="string">
            <text:p text:style-name="P13">How do I make this page load faster?</text:p>
          </table:table-cell>
          <table:table-cell table:style-name="Table1.A1" office:value-type="string">
            <text:p text:style-name="P13">Review the code and website logs to look for potential bottlenecks (e.g., loading a <text:span text:style-name="T6">512</text:span><text:span text:style-name="T7">x</text:span><text:span text:style-name="T6">512px</text:span> image for <text:span text:style-name="T6">the </text:span>favicon instead of <text:span text:style-name="T6">smaller like </text:span>64<text:span text:style-name="T7">x</text:span>64px)</text:p>
          </table:table-cell>
          <table:table-cell table:style-name="Table1.A1" office:value-type="string">
            <text:p text:style-name="P13">Frustrated, helpful, motivated</text:p>
          </table:table-cell>
        </table:table-row>
        <table:table-row>
          <table:table-cell table:style-name="Table1.A1" office:value-type="string">
            <text:p text:style-name="P18">I hope it’s easy to upload teaching resources</text:p>
          </table:table-cell>
          <table:table-cell table:style-name="Table1.A1" office:value-type="string">
            <text:p text:style-name="P18">How do I upload teaching resources?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Hopeful</text:p>
          </table:table-cell>
        </table:table-row>
        <table:table-row>
          <table:table-cell table:style-name="Table1.A1" office:value-type="string">
            <text:p text:style-name="P18">I hope it’s easy to upload learning resources</text:p>
          </table:table-cell>
          <table:table-cell table:style-name="Table1.A1" office:value-type="string">
            <text:p text:style-name="P18">How do I upload learning resources?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Hopeful</text:p>
          </table:table-cell>
        </table:table-row>
      </table:table>
      <text:h text:style-name="P10" text:outline-level="2" text:is-list-header="true"><text:bookmark-start text:name="__RefHeading___Toc2084_346391201"/><text:span text:style-name="T2">Owners</text:span><text:bookmark-end text:name="__RefHeading___Toc2084_346391201"/>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h text:style-name="P17" text:outline-level="3"><text:bookmark-start text:name="__RefHeading___Toc2066_346391201 Copy 3 Copy 2"/>Think<text:span text:style-name="T3">s</text:span><text:bookmark-end text:name="__RefHeading___Toc2066_346391201 Copy 3 Copy 2"/></text:h>
          </table:table-cell>
          <table:table-cell table:style-name="Table2.A1" office:value-type="string">
            <text:h text:style-name="P17" text:outline-level="3"><text:bookmark-start text:name="__RefHeading___Toc2068_346391201 Copy 3 Copy 2"/>Says<text:bookmark-end text:name="__RefHeading___Toc2068_346391201 Copy 3 Copy 2"/></text:h>
          </table:table-cell>
          <table:table-cell table:style-name="Table2.A1" office:value-type="string">
            <text:h text:style-name="P17" text:outline-level="3"><text:bookmark-start text:name="__RefHeading___Toc2070_346391201 Copy 3 Copy 2"/>Does<text:bookmark-end text:name="__RefHeading___Toc2070_346391201 Copy 3 Copy 2"/></text:h>
          </table:table-cell>
          <table:table-cell table:style-name="Table2.A1" office:value-type="string">
            <text:h text:style-name="P17" text:outline-level="3"><text:bookmark-start text:name="__RefHeading___Toc2072_346391201 Copy 3 Copy 2"/>Feels<text:bookmark-end text:name="__RefHeading___Toc2072_346391201 Copy 3 Copy 2"/></text:h>
          </table:table-cell>
        </table:table-row>
        <text:soft-page-break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h text:style-name="P20" text:outline-level="1" text:is-list-header="true"/>
      <text:h text:style-name="P4" text:outline-level="1"><text:bookmark-start text:name="__RefHeading___Toc1714_346391201"/>Functional and Non-functional Requirements<text:bookmark-end text:name="__RefHeading___Toc1714_346391201"/></text:h>
      <text:h text:style-name="P21" text:outline-level="2"><text:bookmark-start text:name="__RefHeading___Toc1716_346391201"/>Functional Requirements<text:bookmark-end text:name="__RefHeading___Toc1716_346391201"/></text:h>
      <text:h text:style-name="P22" text:outline-level="2"><text:bookmark-start text:name="__RefHeading___Toc1718_346391201"/><text:span text:style-name="T1">Non-functional Requirements</text:span><text:bookmark-end text:name="__RefHeading___Toc1718_34639120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3:52:52.830113672</meta:creation-date>
    <meta:generator>LibreOffice/25.2.3.2$Linux_X86_64 LibreOffice_project/520$Build-2</meta:generator>
    <dc:date>2026-03-06T15:04:33.027609765</dc:date>
    <meta:editing-duration>PT22M26S</meta:editing-duration>
    <meta:editing-cycles>8</meta:editing-cycles>
    <meta:document-statistic meta:table-count="3" meta:image-count="0" meta:object-count="0" meta:page-count="6" meta:paragraph-count="122" meta:word-count="820" meta:character-count="4832" meta:non-whitespace-character-count="4143"/>
  </office:meta>
</office:document-meta>
</file>